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55.59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60.29pt"/>
    </style:style>
    <style:style style:name="co8" style:family="table-column">
      <style:table-column-properties fo:break-before="auto" style:column-width="98.16pt"/>
    </style:style>
    <style:style style:name="co9" style:family="table-column">
      <style:table-column-properties fo:break-before="auto" style:column-width="92.04pt"/>
    </style:style>
    <style:style style:name="co10" style:family="table-column">
      <style:table-column-properties fo:break-before="auto" style:column-width="166.31pt"/>
    </style:style>
    <style:style style:name="co11" style:family="table-column">
      <style:table-column-properties fo:break-before="auto" style:column-width="764.56pt"/>
    </style:style>
    <style:style style:name="co12" style:family="table-column">
      <style:table-column-properties fo:break-before="auto" style:column-width="69.76pt"/>
    </style:style>
    <style:style style:name="co13" style:family="table-column">
      <style:table-column-properties fo:break-before="auto" style:column-width="220.34pt"/>
    </style:style>
    <style:style style:name="co14" style:family="table-column">
      <style:table-column-properties fo:break-before="auto" style:column-width="98.79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9pt" fo:break-before="auto" style:use-optimal-row-height="true"/>
    </style:style>
    <style:style style:name="ro3" style:family="table-row">
      <style:table-row-properties style:row-height="16.36pt" fo:break-before="auto" style:use-optimal-row-height="true"/>
    </style:style>
    <style:style style:name="ro4" style:family="table-row">
      <style:table-row-properties style:row-height="242.1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data-style-name="N84">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data-style-name="N84"/>
    <style:style style:name="ce4" style:family="table-cell" style:parent-style-name="Default" style:data-style-name="N41">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data-style-name="N41"/>
    <style:style style:name="ce6"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data-style-name="N121">
      <style:table-cell-properties style:text-align-source="fix" style:repeat-content="false"/>
      <style:paragraph-properties fo:text-align="end" fo:margin-left="0pt"/>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font-name="Monaco" fo:font-size="10pt" style:font-size-asian="10pt" style:font-size-complex="10pt"/>
    </style:style>
    <style:style style:name="ce18" style:family="table-cell" style:parent-style-name="Default">
      <style:text-properties style:use-window-font-color="true" style:font-name="Monaco" fo:font-size="10pt" fo:language="none" fo:country="none" style:font-name-asian="AndaleMono" style:font-size-asian="10pt" style:language-asian="none" style:country-asian="none" style:font-name-complex="AndaleMono" style:font-size-complex="10pt" style:language-complex="none" style:country-complex="none"/>
    </style:style>
    <style:style style:name="ce19"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T1" style:family="text">
      <style:text-properties fo:font-size="12pt"/>
    </style:style>
    <style:style style:name="T2" style:family="text">
      <style:text-properties style:use-window-font-color="true" style:font-name="Monaco" fo:font-size="12pt" style:font-name-asian="AndaleMono" style:font-name-complex="AndaleMono"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2">
          <table:error-message table:message-type="stop" table:display="true"/>
        </table:content-validation>
        <table:content-validation table:name="val2" table:condition="of:cell-content-is-in-list(&quot;HOURLY&quot;;&quot;DAILY&quot;;&quot;WEEKLY&quot;;&quot;MONTHLY&quot;;&quot;YEARLY&quot;)" table:allow-empty-cell="true" table:display-list="unsorted" table:base-cell-address="'front-stage'.G1">
          <table:error-message table:message-type="stop" table:display="true"/>
        </table:content-validation>
        <table:content-validation table:name="val3" table:condition="of:cell-content-is-whole-number() and cell-content()&gt;0" table:allow-empty-cell="true" table:base-cell-address="'front-stage'.I1">
          <table:error-message table:message-type="stop" table:display="true"/>
        </table:content-validation>
      </table:content-validations>
      <table:table table:name="front-stage"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5"/>
        <table:table-column table:style-name="co5" table:default-cell-style-name="ce3"/>
        <table:table-column table:style-name="co6" table:default-cell-style-name="ce5"/>
        <table:table-column table:style-name="co7" table:default-cell-style-name="Default"/>
        <table:table-column table:style-name="co8" table:default-cell-style-name="ce7"/>
        <table:table-column table:style-name="co9" table:default-cell-style-name="ce7"/>
        <table:table-column table:style-name="co2" table:default-cell-style-name="Default"/>
        <table:table-column table:style-name="co10" table:default-cell-style-name="Default"/>
        <table:table-column table:style-name="co11" table:default-cell-style-name="ce17"/>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2" office:value-type="string" calcext:value-type="string">
            <text:p>Start_Date</text:p>
          </table:table-cell>
          <table:table-cell table:style-name="ce4" table:content-validation-name="val1" office:value-type="string" calcext:value-type="string">
            <text:p>Start_Time</text:p>
          </table:table-cell>
          <table:table-cell table:style-name="ce2" office:value-type="string" calcext:value-type="string">
            <text:p>End_Date</text:p>
          </table:table-cell>
          <table:table-cell table:style-name="ce4" table:content-validation-name="val1" office:value-type="string" calcext:value-type="string">
            <text:p>End_Time</text:p>
          </table:table-cell>
          <table:table-cell table:style-name="ce1" table:content-validation-name="val2" office:value-type="string" calcext:value-type="string">
            <text:p>Recurrence</text:p>
          </table:table-cell>
          <table:table-cell table:style-name="ce6" table:content-validation-name="val3" office:value-type="string" calcext:value-type="string">
            <text:p>Recurrence_Interval</text:p>
          </table:table-cell>
          <table:table-cell table:style-name="ce6" table:content-validation-name="val3" office:value-type="string" calcext:value-type="string">
            <text:p>Recurrence_Count</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9"/>
        </table:table-row>
        <table:table-row table:style-name="ro1">
          <table:table-cell office:value-type="string" calcext:value-type="string">
            <text:p>Front Stage</text:p>
          </table:table-cell>
          <table:table-cell office:value-type="string" calcext:value-type="string">
            <text:p>One-off Concert</text:p>
          </table:table-cell>
          <table:table-cell office:value-type="string" calcext:value-type="string">
            <text:p>2018-04-21</text:p>
          </table:table-cell>
          <table:table-cell table:content-validation-name="val1" office:value-type="time" office:time-value="PT22H00M00S" calcext:value-type="time">
            <text:p>22:00:00</text:p>
          </table:table-cell>
          <table:table-cell office:value-type="string" calcext:value-type="string">
            <text:p>2018-04-21</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table-cell office:value-type="string" calcext:value-type="string">
            <text:p>This band rocks!</text:p>
          </table:table-cell>
          <table:table-cell office:value-type="string" calcext:value-type="string">
            <text:p>https://example.com/image.jpg</text:p>
          </table:table-cell>
          <table:table-cell/>
          <table:table-cell office:value-type="string" calcext:value-type="string">
            <text:p>https://thefootlightbar.nyc/events/example-event/</text:p>
          </table:table-cell>
          <table:table-cell office:value-type="string" calcext:value-type="string">
            <text:p>Concert,Rock Music</text:p>
          </table:table-cell>
          <table:table-cell table:number-columns-repeated="1009"/>
        </table:table-row>
        <table:table-row table:style-name="ro2">
          <table:table-cell office:value-type="string" calcext:value-type="string">
            <text:p>Front Stage</text:p>
          </table:table-cell>
          <table:table-cell office:value-type="string" calcext:value-type="string">
            <text:p>Karaoke</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Karaoke is the best part of the night.</text:p>
          </table:table-cell>
          <table:table-cell office:value-type="string" calcext:value-type="string">
            <text:p><text:a xlink:href="https://thefootlightbar.github.io/static/images/monday-karaoke" xlink:type="simple">https://thefootlightbar.github.io/static/images/monday-karaoke</text:a>.jpg</text:p>
          </table:table-cell>
          <table:table-cell table:number-columns-repeated="1012"/>
        </table:table-row>
        <table:table-row table:style-name="ro3">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table-cell table:content-validation-name="val3" office:value-type="float" office:value="5" calcext:value-type="float">
            <text:p>5</text:p>
          </table:table-cell>
          <table:table-cell/>
          <table:table-cell office:value-type="string" calcext:value-type="string">
            <text:p>Alex Wagner performs guitar!</text:p>
          </table:table-cell>
          <table:table-cell table:style-name="ce18" office:value-type="string" calcext:value-type="string">
            <text:p><text:span text:style-name="T2"><text:a xlink:href="https://thefootlightbar.github.io/static/images/acoustic-residency-sundays-with-alex-wagner.jpg" xlink:type="simple">https://thefootlightbar.github.io/static/images/acoustic-residency-sundays-with-alex-wagner.jpg</text:a></text:span></text:p>
          </table:table-cell>
          <table:table-cell office:value-type="string" calcext:value-type="string">
            <text:p>CONFIRMED</text:p>
          </table:table-cell>
          <table:table-cell office:value-type="string" calcext:value-type="string">
            <text:p>https://example.com/</text:p>
          </table:table-cell>
          <table:table-cell office:value-type="string" calcext:value-type="string">
            <text:p>Acoustic Residency</text:p>
          </table:table-cell>
          <table:table-cell table:number-columns-repeated="1009"/>
        </table:table-row>
        <table:table-row table:style-name="ro1">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office:value-type="float" office:value="2" calcext:value-type="float">
            <text:p>2</text:p>
          </table:table-cell>
          <table:table-cell table:content-validation-name="val3"/>
          <table:table-cell table:number-columns-repeated="1015"/>
        </table:table-row>
        <table:table-row table:style-name="ro4">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number-columns-repeated="2"/>
          <table:table-cell/>
          <table:table-cell table:style-name="ce14"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text:span text:style-name="T1">Each week, we set a space where we as individuals and small organizations become more aware of the power in our everyday tech and personal devices, and practice utilizing that power for the betterment of our lives and communities.</text:span></text:p>
            <text:p><text:span text:style-name="T1">Our events are free to attend, with a suggested donation of $10.</text:span></text:p>
            <text:p/>
          </table:table-cell>
          <table:table-cell table:style-name="ce19"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10"/>
        </table:table-row>
        <table:table-row table:style-name="ro2">
          <table:table-cell office:value-type="string" calcext:value-type="string">
            <text:p>Back Stage</text:p>
          </table:table-cell>
          <table:table-cell office:value-type="string" calcext:value-type="string">
            <text:p>Robot Princess/MNOP/Mischief Night/Duckspeak</text:p>
          </table:table-cell>
          <table:table-cell office:value-type="date" office:date-value="2018-05-10" calcext:value-type="date">
            <text:p>2018-05-10</text:p>
          </table:table-cell>
          <table:table-cell table:content-validation-name="val1" office:value-type="time" office:time-value="PT20H00M00S" calcext:value-type="time">
            <text:p>20:00:00</text:p>
          </table:table-cell>
          <table:table-cell office:value-type="date" office:date-value="2018-05-10" calcext:value-type="date">
            <text:p>2018-05-10</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2"/>
          <table:table-cell office:value-type="string" calcext:value-type="string">
            <text:p><text:a xlink:href="https://thefootlightbar.github.io/static/images/mischief+night.jpg" xlink:type="simple">https://thefootlightbar.github.io/static/images/mischief+night.jpg</text:a></text:p>
          </table:table-cell>
          <table:table-cell/>
          <table:table-cell office:value-type="string" calcext:value-type="string">
            <text:p><text:a xlink:href="https://thefootlightbar.github.io/2018/5/6/robot-princessmnopmischief-nightduckspeak.html" xlink:type="simple">https://thefootlightbar.github.io/2018/5/6/robot-princessmnopmischief-nightduckspeak.html</text:a></text:p>
          </table:table-cell>
          <table:table-cell table:number-columns-repeated="1010"/>
        </table:table-row>
        <table:table-row table:style-name="ro1" table:number-rows-repeated="1048568">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6">00/00/0000</text:date>, <text:time style:data-style-name="N2" text:time-value="13:16:15.0313052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0M10S</meta:editing-duration>
    <meta:editing-cycles>10</meta:editing-cycles>
    <meta:generator>LibreOffice/5.4.5.1$MacOSX_X86_64 LibreOffice_project/79c9829dd5d8054ec39a82dc51cd9eff340dbee8</meta:generator>
    <dc:title>Events at the Footlight (Front Stage)</dc:title>
    <meta:creation-date>2018-04-27T13:27:36.832769250</meta:creation-date>
    <dc:date>2018-05-06T13:16:33.483310108</dc:date>
    <meta:document-statistic meta:table-count="1" meta:cell-count="73" meta:object-count="0"/>
  </office:meta>
</office:document-meta>
</file>